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2000000E000000DD000000DDB43ABA64C5FC9CAB.svm" manifest:media-type="image/x-svm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2000000E000000DD000000DDB43ABA64C5FC9CAB.svm" manifest:media-type="image/x-svm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B43ABA64C5FC9CAB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9.1303in" svg:y="3.7622in">
            <draw:object draw:notify-on-update-of-ranges="Sheet1.K2:Sheet1.K21 Sheet1.L2:Sheet1.L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6.3657in" svg:y="3.772in">
            <draw:object draw:notify-on-update-of-ranges="Sheet1.S2:Sheet1.S21 Sheet1.T2:Sheet1.T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3.4882in" svg:y="3.752in">
            <draw:object draw:notify-on-update-of-ranges="Sheet1.AA2:Sheet1.AA21 Sheet1.AB2:Sheet1.AB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Etteantud deg</text:p>
          </table:table-cell>
          <table:table-cell office:value-type="string" calcext:value-type="string">
            <text:p>Tegelik deg</text:p>
          </table:table-cell>
          <table:table-cell office:value-type="string" calcext:value-type="string">
            <text:p>Left encoder</text:p>
          </table:table-cell>
          <table:table-cell office:value-type="string" calcext:value-type="string">
            <text:p>Right encoder</text:p>
          </table:table-cell>
          <table:table-cell office:value-type="string" calcext:value-type="string">
            <text:p>Left abs dist</text:p>
          </table:table-cell>
          <table:table-cell office:value-type="string" calcext:value-type="string">
            <text:p>Right abs dist</text:p>
          </table:table-cell>
          <table:table-cell/>
          <table:table-cell office:value-type="string" calcext:value-type="string">
            <text:p>Vana konstant = 0.764</text:p>
          </table:table-cell>
          <table:table-cell table:number-columns-repeated="2"/>
          <table:table-cell office:value-type="string" calcext:value-type="string">
            <text:p>Tegelik deg</text:p>
          </table:table-cell>
          <table:table-cell office:value-type="string" calcext:value-type="string">
            <text:p>Left encoder</text:p>
          </table:table-cell>
          <table:table-cell/>
          <table:table-cell office:value-type="string" calcext:value-type="string">
            <text:p>Deg</text:p>
          </table:table-cell>
          <table:table-cell office:value-type="string" calcext:value-type="string">
            <text:p>Left encoder</text:p>
          </table:table-cell>
          <table:table-cell office:value-type="string" calcext:value-type="string">
            <text:p>Calced dist (mm)</text:p>
          </table:table-cell>
          <table:table-cell table:number-columns-repeated="2"/>
          <table:table-cell office:value-type="string" calcext:value-type="string">
            <text:p>Tegelik deg</text:p>
          </table:table-cell>
          <table:table-cell office:value-type="string" calcext:value-type="string">
            <text:p>Right encoder</text:p>
          </table:table-cell>
          <table:table-cell/>
          <table:table-cell office:value-type="string" calcext:value-type="string">
            <text:p>Deg</text:p>
          </table:table-cell>
          <table:table-cell office:value-type="string" calcext:value-type="string">
            <text:p>Right encoder</text:p>
          </table:table-cell>
          <table:table-cell office:value-type="string" calcext:value-type="string">
            <text:p>Calced dist (mm)</text:p>
          </table:table-cell>
          <table:table-cell table:number-columns-repeated="2"/>
          <table:table-cell office:value-type="string" calcext:value-type="string">
            <text:p>Tegelik deg</text:p>
          </table:table-cell>
          <table:table-cell office:value-type="string" calcext:value-type="string">
            <text:p>Left+right avg</text:p>
          </table:table-cell>
          <table:table-cell/>
          <table:table-cell office:value-type="string" calcext:value-type="string">
            <text:p>Deg</text:p>
          </table:table-cell>
          <table:table-cell office:value-type="string" calcext:value-type="string">
            <text:p>Encoder</text:p>
          </table:table-cell>
          <table:table-cell office:value-type="string" calcext:value-type="string">
            <text:p>Calced dist (mm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.51" calcext:value-type="float">
            <text:p>42.51</text:p>
          </table:table-cell>
          <table:table-cell office:value-type="float" office:value="238" calcext:value-type="float">
            <text:p>238</text:p>
          </table:table-cell>
          <table:table-cell office:value-type="float" office:value="-218" calcext:value-type="float">
            <text:p>-218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table:formula="of:=[.B2]" office:value-type="float" office:value="42.51" calcext:value-type="float">
            <text:p>42.51</text:p>
          </table:table-cell>
          <table:table-cell table:formula="of:=[.C2]" office:value-type="float" office:value="238" calcext:value-type="float">
            <text:p>23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ROUND(6.40682060080805*[.N2]-16.2812848717949)" office:value-type="float" office:value="176" calcext:value-type="float">
            <text:p>176</text:p>
          </table:table-cell>
          <table:table-cell table:formula="of:=ROUND([.O2]/7.744)" office:value-type="float" office:value="23" calcext:value-type="float">
            <text:p>23</text:p>
          </table:table-cell>
          <table:table-cell table:number-columns-repeated="2"/>
          <table:table-cell office:value-type="float" office:value="42.51" calcext:value-type="float">
            <text:p>42.51</text:p>
          </table:table-cell>
          <table:table-cell table:formula="of:=ABS([.D2])" office:value-type="float" office:value="218" calcext:value-type="float">
            <text:p>21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ROUND(5.77087873782902*[.V2]-5.12500981202902)" office:value-type="float" office:value="168" calcext:value-type="float">
            <text:p>168</text:p>
          </table:table-cell>
          <table:table-cell table:formula="of:=ROUND([.W2]/7.744)" office:value-type="float" office:value="22" calcext:value-type="float">
            <text:p>22</text:p>
          </table:table-cell>
          <table:table-cell table:number-columns-repeated="2"/>
          <table:table-cell office:value-type="float" office:value="42.51" calcext:value-type="float">
            <text:p>42.51</text:p>
          </table:table-cell>
          <table:table-cell table:formula="of:=([.C2]+ABS([.D2]))/2" office:value-type="float" office:value="228" calcext:value-type="float">
            <text:p>228</text:p>
          </table:table-cell>
          <table:table-cell/>
          <table:table-cell office:value-type="float" office:value="30" calcext:value-type="float">
            <text:p>30</text:p>
          </table:table-cell>
          <table:table-cell table:formula="of:=ROUND(6.08884966931853*[.AD2]-10.7031473419122)" office:value-type="float" office:value="172" calcext:value-type="float">
            <text:p>172</text:p>
          </table:table-cell>
          <table:table-cell table:formula="of:=ROUND([.AE2]/7.744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8.44" calcext:value-type="float">
            <text:p>58.44</text:p>
          </table:table-cell>
          <table:table-cell office:value-type="float" office:value="332" calcext:value-type="float">
            <text:p>332</text:p>
          </table:table-cell>
          <table:table-cell office:value-type="float" office:value="-308" calcext:value-type="float">
            <text:p>-30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formula="of:=[.B3]" office:value-type="float" office:value="58.44" calcext:value-type="float">
            <text:p>58.44</text:p>
          </table:table-cell>
          <table:table-cell table:formula="of:=[.C3]" office:value-type="float" office:value="332" calcext:value-type="float">
            <text:p>332</text:p>
          </table:table-cell>
          <table:table-cell/>
          <table:table-cell office:value-type="float" office:value="60" calcext:value-type="float">
            <text:p>60</text:p>
          </table:table-cell>
          <table:table-cell table:formula="of:=ROUND(6.40682060080805*[.N3]-16.2812848717949)" office:value-type="float" office:value="368" calcext:value-type="float">
            <text:p>368</text:p>
          </table:table-cell>
          <table:table-cell table:formula="of:=ROUND([.O3]/7.744)" office:value-type="float" office:value="48" calcext:value-type="float">
            <text:p>48</text:p>
          </table:table-cell>
          <table:table-cell table:number-columns-repeated="2"/>
          <table:table-cell office:value-type="float" office:value="58.44" calcext:value-type="float">
            <text:p>58.44</text:p>
          </table:table-cell>
          <table:table-cell table:formula="of:=ABS([.D3])" office:value-type="float" office:value="308" calcext:value-type="float">
            <text:p>30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ROUND(5.77087873782902*[.V3]-5.12500981202902)" office:value-type="float" office:value="341" calcext:value-type="float">
            <text:p>341</text:p>
          </table:table-cell>
          <table:table-cell table:formula="of:=ROUND([.W3]/7.744)" office:value-type="float" office:value="44" calcext:value-type="float">
            <text:p>44</text:p>
          </table:table-cell>
          <table:table-cell table:number-columns-repeated="2"/>
          <table:table-cell office:value-type="float" office:value="58.44" calcext:value-type="float">
            <text:p>58.44</text:p>
          </table:table-cell>
          <table:table-cell table:formula="of:=([.C3]+ABS([.D3]))/2" office:value-type="float" office:value="320" calcext:value-type="float">
            <text:p>32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ROUND(6.08884966931853*[.AD3]-10.7031473419122)" office:value-type="float" office:value="355" calcext:value-type="float">
            <text:p>355</text:p>
          </table:table-cell>
          <table:table-cell table:formula="of:=ROUND([.AE3]/7.744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3.04" calcext:value-type="float">
            <text:p>73.04</text:p>
          </table:table-cell>
          <table:table-cell office:value-type="float" office:value="418" calcext:value-type="float">
            <text:p>418</text:p>
          </table:table-cell>
          <table:table-cell office:value-type="float" office:value="-386" calcext:value-type="float">
            <text:p>-38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4"/>
          <table:table-cell table:formula="of:=[.B4]" office:value-type="float" office:value="73.04" calcext:value-type="float">
            <text:p>73.04</text:p>
          </table:table-cell>
          <table:table-cell table:formula="of:=[.C4]" office:value-type="float" office:value="418" calcext:value-type="float">
            <text:p>418</text:p>
          </table:table-cell>
          <table:table-cell/>
          <table:table-cell office:value-type="float" office:value="90" calcext:value-type="float">
            <text:p>90</text:p>
          </table:table-cell>
          <table:table-cell table:formula="of:=ROUND(6.40682060080805*[.N4]-16.2812848717949)" office:value-type="float" office:value="560" calcext:value-type="float">
            <text:p>560</text:p>
          </table:table-cell>
          <table:table-cell table:formula="of:=ROUND([.O4]/7.744)" office:value-type="float" office:value="72" calcext:value-type="float">
            <text:p>72</text:p>
          </table:table-cell>
          <table:table-cell table:number-columns-repeated="2"/>
          <table:table-cell office:value-type="float" office:value="73.04" calcext:value-type="float">
            <text:p>73.04</text:p>
          </table:table-cell>
          <table:table-cell table:formula="of:=ABS([.D4])" office:value-type="float" office:value="386" calcext:value-type="float">
            <text:p>386</text:p>
          </table:table-cell>
          <table:table-cell/>
          <table:table-cell office:value-type="float" office:value="90" calcext:value-type="float">
            <text:p>90</text:p>
          </table:table-cell>
          <table:table-cell table:formula="of:=ROUND(5.77087873782902*[.V4]-5.12500981202902)" office:value-type="float" office:value="514" calcext:value-type="float">
            <text:p>514</text:p>
          </table:table-cell>
          <table:table-cell table:formula="of:=ROUND([.W4]/7.744)" office:value-type="float" office:value="66" calcext:value-type="float">
            <text:p>66</text:p>
          </table:table-cell>
          <table:table-cell table:number-columns-repeated="2"/>
          <table:table-cell office:value-type="float" office:value="73.04" calcext:value-type="float">
            <text:p>73.04</text:p>
          </table:table-cell>
          <table:table-cell table:formula="of:=([.C4]+ABS([.D4]))/2" office:value-type="float" office:value="402" calcext:value-type="float">
            <text:p>402</text:p>
          </table:table-cell>
          <table:table-cell/>
          <table:table-cell office:value-type="float" office:value="90" calcext:value-type="float">
            <text:p>90</text:p>
          </table:table-cell>
          <table:table-cell table:formula="of:=ROUND(6.08884966931853*[.AD4]-10.7031473419122)" office:value-type="float" office:value="537" calcext:value-type="float">
            <text:p>537</text:p>
          </table:table-cell>
          <table:table-cell table:formula="of:=ROUND([.AE4]/7.744)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.08" calcext:value-type="float">
            <text:p>100.08</text:p>
          </table:table-cell>
          <table:table-cell office:value-type="float" office:value="596" calcext:value-type="float">
            <text:p>596</text:p>
          </table:table-cell>
          <table:table-cell office:value-type="float" office:value="-547" calcext:value-type="float">
            <text:p>-547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table:formula="of:=[.B5]" office:value-type="float" office:value="100.08" calcext:value-type="float">
            <text:p>100.08</text:p>
          </table:table-cell>
          <table:table-cell table:formula="of:=[.C5]" office:value-type="float" office:value="596" calcext:value-type="float">
            <text:p>596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ROUND(6.40682060080805*[.N5]-16.2812848717949)" office:value-type="float" office:value="753" calcext:value-type="float">
            <text:p>753</text:p>
          </table:table-cell>
          <table:table-cell table:formula="of:=ROUND([.O5]/7.744)" office:value-type="float" office:value="97" calcext:value-type="float">
            <text:p>97</text:p>
          </table:table-cell>
          <table:table-cell table:number-columns-repeated="2"/>
          <table:table-cell office:value-type="float" office:value="100.08" calcext:value-type="float">
            <text:p>100.08</text:p>
          </table:table-cell>
          <table:table-cell table:formula="of:=ABS([.D5])" office:value-type="float" office:value="547" calcext:value-type="float">
            <text:p>547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ROUND(5.77087873782902*[.V5]-5.12500981202902)" office:value-type="float" office:value="687" calcext:value-type="float">
            <text:p>687</text:p>
          </table:table-cell>
          <table:table-cell table:formula="of:=ROUND([.W5]/7.744)" office:value-type="float" office:value="89" calcext:value-type="float">
            <text:p>89</text:p>
          </table:table-cell>
          <table:table-cell table:number-columns-repeated="2"/>
          <table:table-cell office:value-type="float" office:value="100.08" calcext:value-type="float">
            <text:p>100.08</text:p>
          </table:table-cell>
          <table:table-cell table:formula="of:=([.C5]+ABS([.D5]))/2" office:value-type="float" office:value="571.5" calcext:value-type="float">
            <text:p>571.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ROUND(6.08884966931853*[.AD5]-10.7031473419122)" office:value-type="float" office:value="720" calcext:value-type="float">
            <text:p>720</text:p>
          </table:table-cell>
          <table:table-cell table:formula="of:=ROUND([.AE5]/7.744)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.33" calcext:value-type="float">
            <text:p>125.33</text:p>
          </table:table-cell>
          <table:table-cell office:value-type="float" office:value="772" calcext:value-type="float">
            <text:p>772</text:p>
          </table:table-cell>
          <table:table-cell office:value-type="float" office:value="-707" calcext:value-type="float">
            <text:p>-707</text:p>
          </table:table-cell>
          <table:table-cell office:value-type="float" office:value="99" calcext:value-type="float">
            <text:p>99</text:p>
          </table:table-cell>
          <table:table-cell office:value-type="float" office:value="91" calcext:value-type="float">
            <text:p>91</text:p>
          </table:table-cell>
          <table:table-cell table:number-columns-repeated="4"/>
          <table:table-cell table:formula="of:=[.B6]" office:value-type="float" office:value="125.33" calcext:value-type="float">
            <text:p>125.33</text:p>
          </table:table-cell>
          <table:table-cell table:formula="of:=[.C6]" office:value-type="float" office:value="772" calcext:value-type="float">
            <text:p>772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ROUND(6.40682060080805*[.N6]-16.2812848717949)" office:value-type="float" office:value="945" calcext:value-type="float">
            <text:p>945</text:p>
          </table:table-cell>
          <table:table-cell table:formula="of:=ROUND([.O6]/7.744)" office:value-type="float" office:value="122" calcext:value-type="float">
            <text:p>122</text:p>
          </table:table-cell>
          <table:table-cell table:number-columns-repeated="2"/>
          <table:table-cell office:value-type="float" office:value="125.33" calcext:value-type="float">
            <text:p>125.33</text:p>
          </table:table-cell>
          <table:table-cell table:formula="of:=ABS([.D6])" office:value-type="float" office:value="707" calcext:value-type="float">
            <text:p>707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ROUND(5.77087873782902*[.V6]-5.12500981202902)" office:value-type="float" office:value="861" calcext:value-type="float">
            <text:p>861</text:p>
          </table:table-cell>
          <table:table-cell table:formula="of:=ROUND([.W6]/7.744)" office:value-type="float" office:value="111" calcext:value-type="float">
            <text:p>111</text:p>
          </table:table-cell>
          <table:table-cell table:number-columns-repeated="2"/>
          <table:table-cell office:value-type="float" office:value="125.33" calcext:value-type="float">
            <text:p>125.33</text:p>
          </table:table-cell>
          <table:table-cell table:formula="of:=([.C6]+ABS([.D6]))/2" office:value-type="float" office:value="739.5" calcext:value-type="float">
            <text:p>739.5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ROUND(6.08884966931853*[.AD6]-10.7031473419122)" office:value-type="float" office:value="903" calcext:value-type="float">
            <text:p>903</text:p>
          </table:table-cell>
          <table:table-cell table:formula="of:=ROUND([.AE6]/7.744)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0.42" calcext:value-type="float">
            <text:p>140.42</text:p>
          </table:table-cell>
          <table:table-cell office:value-type="float" office:value="869" calcext:value-type="float">
            <text:p>869</text:p>
          </table:table-cell>
          <table:table-cell office:value-type="float" office:value="-796" calcext:value-type="float">
            <text:p>-796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table:number-columns-repeated="4"/>
          <table:table-cell table:formula="of:=[.B7]" office:value-type="float" office:value="140.42" calcext:value-type="float">
            <text:p>140.42</text:p>
          </table:table-cell>
          <table:table-cell table:formula="of:=[.C7]" office:value-type="float" office:value="869" calcext:value-type="float">
            <text:p>869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ROUND(6.40682060080805*[.N7]-16.2812848717949)" office:value-type="float" office:value="1137" calcext:value-type="float">
            <text:p>1137</text:p>
          </table:table-cell>
          <table:table-cell table:formula="of:=ROUND([.O7]/7.744)" office:value-type="float" office:value="147" calcext:value-type="float">
            <text:p>147</text:p>
          </table:table-cell>
          <table:table-cell table:number-columns-repeated="2"/>
          <table:table-cell office:value-type="float" office:value="140.42" calcext:value-type="float">
            <text:p>140.42</text:p>
          </table:table-cell>
          <table:table-cell table:formula="of:=ABS([.D7])" office:value-type="float" office:value="796" calcext:value-type="float">
            <text:p>796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ROUND(5.77087873782902*[.V7]-5.12500981202902)" office:value-type="float" office:value="1034" calcext:value-type="float">
            <text:p>1034</text:p>
          </table:table-cell>
          <table:table-cell table:formula="of:=ROUND([.W7]/7.744)" office:value-type="float" office:value="134" calcext:value-type="float">
            <text:p>134</text:p>
          </table:table-cell>
          <table:table-cell table:number-columns-repeated="2"/>
          <table:table-cell office:value-type="float" office:value="140.42" calcext:value-type="float">
            <text:p>140.42</text:p>
          </table:table-cell>
          <table:table-cell table:formula="of:=([.C7]+ABS([.D7]))/2" office:value-type="float" office:value="832.5" calcext:value-type="float">
            <text:p>832.5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ROUND(6.08884966931853*[.AD7]-10.7031473419122)" office:value-type="float" office:value="1085" calcext:value-type="float">
            <text:p>1085</text:p>
          </table:table-cell>
          <table:table-cell table:formula="of:=ROUND([.AE7]/7.744)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4.89" calcext:value-type="float">
            <text:p>154.89</text:p>
          </table:table-cell>
          <table:table-cell office:value-type="float" office:value="954" calcext:value-type="float">
            <text:p>954</text:p>
          </table:table-cell>
          <table:table-cell office:value-type="float" office:value="-870" calcext:value-type="float">
            <text:p>-870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table:number-columns-repeated="4"/>
          <table:table-cell table:formula="of:=[.B8]" office:value-type="float" office:value="154.89" calcext:value-type="float">
            <text:p>154.89</text:p>
          </table:table-cell>
          <table:table-cell table:formula="of:=[.C8]" office:value-type="float" office:value="954" calcext:value-type="float">
            <text:p>954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ROUND(6.40682060080805*[.N8]-16.2812848717949)" office:value-type="float" office:value="1329" calcext:value-type="float">
            <text:p>1329</text:p>
          </table:table-cell>
          <table:table-cell table:formula="of:=ROUND([.O8]/7.744)" office:value-type="float" office:value="172" calcext:value-type="float">
            <text:p>172</text:p>
          </table:table-cell>
          <table:table-cell table:number-columns-repeated="2"/>
          <table:table-cell office:value-type="float" office:value="154.89" calcext:value-type="float">
            <text:p>154.89</text:p>
          </table:table-cell>
          <table:table-cell table:formula="of:=ABS([.D8])" office:value-type="float" office:value="870" calcext:value-type="float">
            <text:p>870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ROUND(5.77087873782902*[.V8]-5.12500981202902)" office:value-type="float" office:value="1207" calcext:value-type="float">
            <text:p>1207</text:p>
          </table:table-cell>
          <table:table-cell table:formula="of:=ROUND([.W8]/7.744)" office:value-type="float" office:value="156" calcext:value-type="float">
            <text:p>156</text:p>
          </table:table-cell>
          <table:table-cell table:number-columns-repeated="2"/>
          <table:table-cell office:value-type="float" office:value="154.89" calcext:value-type="float">
            <text:p>154.89</text:p>
          </table:table-cell>
          <table:table-cell table:formula="of:=([.C8]+ABS([.D8]))/2" office:value-type="float" office:value="912" calcext:value-type="float">
            <text:p>912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ROUND(6.08884966931853*[.AD8]-10.7031473419122)" office:value-type="float" office:value="1268" calcext:value-type="float">
            <text:p>1268</text:p>
          </table:table-cell>
          <table:table-cell table:formula="of:=ROUND([.AE8]/7.744)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7.14" calcext:value-type="float">
            <text:p>177.14</text:p>
          </table:table-cell>
          <table:table-cell office:value-type="float" office:value="1129" calcext:value-type="float">
            <text:p>1129</text:p>
          </table:table-cell>
          <table:table-cell office:value-type="float" office:value="-1031" calcext:value-type="float">
            <text:p>-1031</text:p>
          </table:table-cell>
          <table:table-cell office:value-type="float" office:value="145" calcext:value-type="float">
            <text:p>145</text:p>
          </table:table-cell>
          <table:table-cell office:value-type="float" office:value="133" calcext:value-type="float">
            <text:p>133</text:p>
          </table:table-cell>
          <table:table-cell table:number-columns-repeated="4"/>
          <table:table-cell table:formula="of:=[.B9]" office:value-type="float" office:value="177.14" calcext:value-type="float">
            <text:p>177.14</text:p>
          </table:table-cell>
          <table:table-cell table:formula="of:=[.C9]" office:value-type="float" office:value="1129" calcext:value-type="float">
            <text:p>1129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ROUND(6.40682060080805*[.N9]-16.2812848717949)" office:value-type="float" office:value="1521" calcext:value-type="float">
            <text:p>1521</text:p>
          </table:table-cell>
          <table:table-cell table:formula="of:=ROUND([.O9]/7.744)" office:value-type="float" office:value="196" calcext:value-type="float">
            <text:p>196</text:p>
          </table:table-cell>
          <table:table-cell table:number-columns-repeated="2"/>
          <table:table-cell office:value-type="float" office:value="177.14" calcext:value-type="float">
            <text:p>177.14</text:p>
          </table:table-cell>
          <table:table-cell table:formula="of:=ABS([.D9])" office:value-type="float" office:value="1031" calcext:value-type="float">
            <text:p>1031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ROUND(5.77087873782902*[.V9]-5.12500981202902)" office:value-type="float" office:value="1380" calcext:value-type="float">
            <text:p>1380</text:p>
          </table:table-cell>
          <table:table-cell table:formula="of:=ROUND([.W9]/7.744)" office:value-type="float" office:value="178" calcext:value-type="float">
            <text:p>178</text:p>
          </table:table-cell>
          <table:table-cell table:number-columns-repeated="2"/>
          <table:table-cell office:value-type="float" office:value="177.14" calcext:value-type="float">
            <text:p>177.14</text:p>
          </table:table-cell>
          <table:table-cell table:formula="of:=([.C9]+ABS([.D9]))/2" office:value-type="float" office:value="1080" calcext:value-type="float">
            <text:p>1080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ROUND(6.08884966931853*[.AD9]-10.7031473419122)" office:value-type="float" office:value="1451" calcext:value-type="float">
            <text:p>1451</text:p>
          </table:table-cell>
          <table:table-cell table:formula="of:=ROUND([.AE9]/7.744)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1" calcext:value-type="float">
            <text:p>201</text:p>
          </table:table-cell>
          <table:table-cell office:value-type="float" office:value="1308" calcext:value-type="float">
            <text:p>1308</text:p>
          </table:table-cell>
          <table:table-cell office:value-type="float" office:value="-1182" calcext:value-type="float">
            <text:p>-1182</text:p>
          </table:table-cell>
          <table:table-cell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 table:number-columns-repeated="4"/>
          <table:table-cell table:formula="of:=[.B10]" office:value-type="float" office:value="201" calcext:value-type="float">
            <text:p>201</text:p>
          </table:table-cell>
          <table:table-cell table:formula="of:=[.C10]" office:value-type="float" office:value="1308" calcext:value-type="float">
            <text:p>1308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ROUND(6.40682060080805*[.N10]-16.2812848717949)" office:value-type="float" office:value="1714" calcext:value-type="float">
            <text:p>1714</text:p>
          </table:table-cell>
          <table:table-cell table:formula="of:=ROUND([.O10]/7.744)" office:value-type="float" office:value="221" calcext:value-type="float">
            <text:p>22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ABS([.D10])" office:value-type="float" office:value="1182" calcext:value-type="float">
            <text:p>1182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ROUND(5.77087873782902*[.V10]-5.12500981202902)" office:value-type="float" office:value="1553" calcext:value-type="float">
            <text:p>1553</text:p>
          </table:table-cell>
          <table:table-cell table:formula="of:=ROUND([.W10]/7.744)" office:value-type="float" office:value="201" calcext:value-type="float">
            <text:p>20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([.C10]+ABS([.D10]))/2" office:value-type="float" office:value="1245" calcext:value-type="float">
            <text:p>1245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ROUND(6.08884966931853*[.AD10]-10.7031473419122)" office:value-type="float" office:value="1633" calcext:value-type="float">
            <text:p>1633</text:p>
          </table:table-cell>
          <table:table-cell table:formula="of:=ROUND([.AE10]/7.744)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14.51" calcext:value-type="float">
            <text:p>214.51</text:p>
          </table:table-cell>
          <table:table-cell office:value-type="float" office:value="1394" calcext:value-type="float">
            <text:p>1394</text:p>
          </table:table-cell>
          <table:table-cell office:value-type="float" office:value="-1259" calcext:value-type="float">
            <text:p>-1259</text:p>
          </table:table-cell>
          <table:table-cell office:value-type="float" office:value="180" calcext:value-type="float">
            <text:p>180</text:p>
          </table:table-cell>
          <table:table-cell office:value-type="float" office:value="162" calcext:value-type="float">
            <text:p>162</text:p>
          </table:table-cell>
          <table:table-cell table:number-columns-repeated="4"/>
          <table:table-cell table:formula="of:=[.B11]" office:value-type="float" office:value="214.51" calcext:value-type="float">
            <text:p>214.51</text:p>
          </table:table-cell>
          <table:table-cell table:formula="of:=[.C11]" office:value-type="float" office:value="1394" calcext:value-type="float">
            <text:p>1394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ROUND(6.40682060080805*[.N11]-16.2812848717949)" office:value-type="float" office:value="1906" calcext:value-type="float">
            <text:p>1906</text:p>
          </table:table-cell>
          <table:table-cell table:formula="of:=ROUND([.O11]/7.744)" office:value-type="float" office:value="246" calcext:value-type="float">
            <text:p>246</text:p>
          </table:table-cell>
          <table:table-cell table:number-columns-repeated="2"/>
          <table:table-cell office:value-type="float" office:value="214.51" calcext:value-type="float">
            <text:p>214.51</text:p>
          </table:table-cell>
          <table:table-cell table:formula="of:=ABS([.D11])" office:value-type="float" office:value="1259" calcext:value-type="float">
            <text:p>1259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ROUND(5.77087873782902*[.V11]-5.12500981202902)" office:value-type="float" office:value="1726" calcext:value-type="float">
            <text:p>1726</text:p>
          </table:table-cell>
          <table:table-cell table:formula="of:=ROUND([.W11]/7.744)" office:value-type="float" office:value="223" calcext:value-type="float">
            <text:p>223</text:p>
          </table:table-cell>
          <table:table-cell table:number-columns-repeated="2"/>
          <table:table-cell office:value-type="float" office:value="214.51" calcext:value-type="float">
            <text:p>214.51</text:p>
          </table:table-cell>
          <table:table-cell table:formula="of:=([.C11]+ABS([.D11]))/2" office:value-type="float" office:value="1326.5" calcext:value-type="float">
            <text:p>1326.5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ROUND(6.08884966931853*[.AD11]-10.7031473419122)" office:value-type="float" office:value="1816" calcext:value-type="float">
            <text:p>1816</text:p>
          </table:table-cell>
          <table:table-cell table:formula="of:=ROUND([.AE11]/7.744)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7.97" calcext:value-type="float">
            <text:p>227.97</text:p>
          </table:table-cell>
          <table:table-cell office:value-type="float" office:value="1486" calcext:value-type="float">
            <text:p>1486</text:p>
          </table:table-cell>
          <table:table-cell office:value-type="float" office:value="-1346" calcext:value-type="float">
            <text:p>-1346</text:p>
          </table:table-cell>
          <table:table-cell office:value-type="float" office:value="191" calcext:value-type="float">
            <text:p>191</text:p>
          </table:table-cell>
          <table:table-cell office:value-type="float" office:value="173" calcext:value-type="float">
            <text:p>173</text:p>
          </table:table-cell>
          <table:table-cell table:number-columns-repeated="4"/>
          <table:table-cell table:formula="of:=[.B12]" office:value-type="float" office:value="227.97" calcext:value-type="float">
            <text:p>227.97</text:p>
          </table:table-cell>
          <table:table-cell table:formula="of:=[.C12]" office:value-type="float" office:value="1486" calcext:value-type="float">
            <text:p>1486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ROUND(6.40682060080805*[.N12]-16.2812848717949)" office:value-type="float" office:value="2098" calcext:value-type="float">
            <text:p>2098</text:p>
          </table:table-cell>
          <table:table-cell table:formula="of:=ROUND([.O12]/7.744)" office:value-type="float" office:value="271" calcext:value-type="float">
            <text:p>271</text:p>
          </table:table-cell>
          <table:table-cell table:number-columns-repeated="2"/>
          <table:table-cell office:value-type="float" office:value="227.97" calcext:value-type="float">
            <text:p>227.97</text:p>
          </table:table-cell>
          <table:table-cell table:formula="of:=ABS([.D12])" office:value-type="float" office:value="1346" calcext:value-type="float">
            <text:p>1346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ROUND(5.77087873782902*[.V12]-5.12500981202902)" office:value-type="float" office:value="1899" calcext:value-type="float">
            <text:p>1899</text:p>
          </table:table-cell>
          <table:table-cell table:formula="of:=ROUND([.W12]/7.744)" office:value-type="float" office:value="245" calcext:value-type="float">
            <text:p>245</text:p>
          </table:table-cell>
          <table:table-cell table:number-columns-repeated="2"/>
          <table:table-cell office:value-type="float" office:value="227.97" calcext:value-type="float">
            <text:p>227.97</text:p>
          </table:table-cell>
          <table:table-cell table:formula="of:=([.C12]+ABS([.D12]))/2" office:value-type="float" office:value="1416" calcext:value-type="float">
            <text:p>1416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ROUND(6.08884966931853*[.AD12]-10.7031473419122)" office:value-type="float" office:value="1999" calcext:value-type="float">
            <text:p>1999</text:p>
          </table:table-cell>
          <table:table-cell table:formula="of:=ROUND([.AE12]/7.744)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53.61" calcext:value-type="float">
            <text:p>253.61</text:p>
          </table:table-cell>
          <table:table-cell office:value-type="float" office:value="1666" calcext:value-type="float">
            <text:p>1666</text:p>
          </table:table-cell>
          <table:table-cell office:value-type="float" office:value="-1500" calcext:value-type="float">
            <text:p>-1500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  <table:table-cell table:number-columns-repeated="4"/>
          <table:table-cell table:formula="of:=[.B13]" office:value-type="float" office:value="253.61" calcext:value-type="float">
            <text:p>253.61</text:p>
          </table:table-cell>
          <table:table-cell table:formula="of:=[.C13]" office:value-type="float" office:value="1666" calcext:value-type="float">
            <text:p>1666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ROUND(6.40682060080805*[.N13]-16.2812848717949)" office:value-type="float" office:value="2290" calcext:value-type="float">
            <text:p>2290</text:p>
          </table:table-cell>
          <table:table-cell table:formula="of:=ROUND([.O13]/7.744)" office:value-type="float" office:value="296" calcext:value-type="float">
            <text:p>296</text:p>
          </table:table-cell>
          <table:table-cell table:number-columns-repeated="2"/>
          <table:table-cell office:value-type="float" office:value="253.61" calcext:value-type="float">
            <text:p>253.61</text:p>
          </table:table-cell>
          <table:table-cell table:formula="of:=ABS([.D13])" office:value-type="float" office:value="1500" calcext:value-type="float">
            <text:p>1500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ROUND(5.77087873782902*[.V13]-5.12500981202902)" office:value-type="float" office:value="2072" calcext:value-type="float">
            <text:p>2072</text:p>
          </table:table-cell>
          <table:table-cell table:formula="of:=ROUND([.W13]/7.744)" office:value-type="float" office:value="268" calcext:value-type="float">
            <text:p>268</text:p>
          </table:table-cell>
          <table:table-cell table:number-columns-repeated="2"/>
          <table:table-cell office:value-type="float" office:value="253.61" calcext:value-type="float">
            <text:p>253.61</text:p>
          </table:table-cell>
          <table:table-cell table:formula="of:=([.C13]+ABS([.D13]))/2" office:value-type="float" office:value="1583" calcext:value-type="float">
            <text:p>1583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ROUND(6.08884966931853*[.AD13]-10.7031473419122)" office:value-type="float" office:value="2181" calcext:value-type="float">
            <text:p>2181</text:p>
          </table:table-cell>
          <table:table-cell table:formula="of:=ROUND([.AE13]/7.744)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82" calcext:value-type="float">
            <text:p>282</text:p>
          </table:table-cell>
          <table:table-cell office:value-type="float" office:value="1841" calcext:value-type="float">
            <text:p>1841</text:p>
          </table:table-cell>
          <table:table-cell office:value-type="float" office:value="-1669" calcext:value-type="float">
            <text:p>-1669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table:number-columns-repeated="4"/>
          <table:table-cell table:formula="of:=[.B14]" office:value-type="float" office:value="282" calcext:value-type="float">
            <text:p>282</text:p>
          </table:table-cell>
          <table:table-cell table:formula="of:=[.C14]" office:value-type="float" office:value="1841" calcext:value-type="float">
            <text:p>1841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table:formula="of:=ABS([.D14])" office:value-type="float" office:value="1669" calcext:value-type="float">
            <text:p>1669</text:p>
          </table:table-cell>
          <table:table-cell table:number-columns-repeated="6"/>
          <table:table-cell office:value-type="float" office:value="282" calcext:value-type="float">
            <text:p>282</text:p>
          </table:table-cell>
          <table:table-cell table:formula="of:=([.C14]+ABS([.D14]))/2" office:value-type="float" office:value="1755" calcext:value-type="float">
            <text:p>1755</text:p>
          </table:table-cell>
          <table:table-cell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00" calcext:value-type="float">
            <text:p>300</text:p>
          </table:table-cell>
          <table:table-cell office:value-type="float" office:value="1927" calcext:value-type="float">
            <text:p>1927</text:p>
          </table:table-cell>
          <table:table-cell office:value-type="float" office:value="-1750" calcext:value-type="float">
            <text:p>-1750</text:p>
          </table:table-cell>
          <table:table-cell office:value-type="float" office:value="248" calcext:value-type="float">
            <text:p>248</text:p>
          </table:table-cell>
          <table:table-cell office:value-type="float" office:value="225" calcext:value-type="float">
            <text:p>225</text:p>
          </table:table-cell>
          <table:table-cell table:number-columns-repeated="4"/>
          <table:table-cell table:formula="of:=[.B15]" office:value-type="float" office:value="300" calcext:value-type="float">
            <text:p>300</text:p>
          </table:table-cell>
          <table:table-cell table:formula="of:=[.C15]" office:value-type="float" office:value="1927" calcext:value-type="float">
            <text:p>1927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table:formula="of:=ABS([.D15])" office:value-type="float" office:value="1750" calcext:value-type="float">
            <text:p>1750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table:formula="of:=([.C15]+ABS([.D15]))/2" office:value-type="float" office:value="1838.5" calcext:value-type="float">
            <text:p>1838.5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5" calcext:value-type="float">
            <text:p>315</text:p>
          </table:table-cell>
          <table:table-cell office:value-type="float" office:value="2018" calcext:value-type="float">
            <text:p>2018</text:p>
          </table:table-cell>
          <table:table-cell office:value-type="float" office:value="-1830" calcext:value-type="float">
            <text:p>-1830</text:p>
          </table:table-cell>
          <table:table-cell office:value-type="float" office:value="260" calcext:value-type="float">
            <text:p>260</text:p>
          </table:table-cell>
          <table:table-cell office:value-type="float" office:value="236" calcext:value-type="float">
            <text:p>236</text:p>
          </table:table-cell>
          <table:table-cell table:number-columns-repeated="4"/>
          <table:table-cell table:formula="of:=[.B16]" office:value-type="float" office:value="315" calcext:value-type="float">
            <text:p>315</text:p>
          </table:table-cell>
          <table:table-cell table:formula="of:=[.C16]" office:value-type="float" office:value="2018" calcext:value-type="float">
            <text:p>2018</text:p>
          </table:table-cell>
          <table:table-cell table:number-columns-repeated="6"/>
          <table:table-cell office:value-type="float" office:value="315" calcext:value-type="float">
            <text:p>315</text:p>
          </table:table-cell>
          <table:table-cell table:formula="of:=ABS([.D16])" office:value-type="float" office:value="1830" calcext:value-type="float">
            <text:p>1830</text:p>
          </table:table-cell>
          <table:table-cell table:number-columns-repeated="6"/>
          <table:table-cell office:value-type="float" office:value="315" calcext:value-type="float">
            <text:p>315</text:p>
          </table:table-cell>
          <table:table-cell table:formula="of:=([.C16]+ABS([.D16]))/2"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47.23" calcext:value-type="float">
            <text:p>347.23</text:p>
          </table:table-cell>
          <table:table-cell office:value-type="float" office:value="2198" calcext:value-type="float">
            <text:p>2198</text:p>
          </table:table-cell>
          <table:table-cell office:value-type="float" office:value="-1997" calcext:value-type="float">
            <text:p>-1997</text:p>
          </table:table-cell>
          <table:table-cell office:value-type="float" office:value="283" calcext:value-type="float">
            <text:p>283</text:p>
          </table:table-cell>
          <table:table-cell office:value-type="float" office:value="257" calcext:value-type="float">
            <text:p>257</text:p>
          </table:table-cell>
          <table:table-cell table:number-columns-repeated="4"/>
          <table:table-cell table:formula="of:=[.B17]" office:value-type="float" office:value="347.23" calcext:value-type="float">
            <text:p>347.23</text:p>
          </table:table-cell>
          <table:table-cell table:formula="of:=[.C17]" office:value-type="float" office:value="2198" calcext:value-type="float">
            <text:p>2198</text:p>
          </table:table-cell>
          <table:table-cell table:number-columns-repeated="6"/>
          <table:table-cell office:value-type="float" office:value="347.23" calcext:value-type="float">
            <text:p>347.23</text:p>
          </table:table-cell>
          <table:table-cell table:formula="of:=ABS([.D17])" office:value-type="float" office:value="1997" calcext:value-type="float">
            <text:p>1997</text:p>
          </table:table-cell>
          <table:table-cell table:number-columns-repeated="6"/>
          <table:table-cell office:value-type="float" office:value="347.23" calcext:value-type="float">
            <text:p>347.23</text:p>
          </table:table-cell>
          <table:table-cell table:formula="of:=([.C17]+ABS([.D17]))/2" office:value-type="float" office:value="2097.5" calcext:value-type="float">
            <text:p>2097.5</text:p>
          </table:table-cell>
          <table:table-cell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38.82" calcext:value-type="float">
            <text:p>438.82</text:p>
          </table:table-cell>
          <table:table-cell office:value-type="float" office:value="2722" calcext:value-type="float">
            <text:p>2722</text:p>
          </table:table-cell>
          <table:table-cell office:value-type="float" office:value="-2475" calcext:value-type="float">
            <text:p>-2475</text:p>
          </table:table-cell>
          <table:table-cell office:value-type="float" office:value="351" calcext:value-type="float">
            <text:p>351</text:p>
          </table:table-cell>
          <table:table-cell office:value-type="float" office:value="319" calcext:value-type="float">
            <text:p>319</text:p>
          </table:table-cell>
          <table:table-cell table:number-columns-repeated="4"/>
          <table:table-cell table:formula="of:=[.B18]" office:value-type="float" office:value="438.82" calcext:value-type="float">
            <text:p>438.82</text:p>
          </table:table-cell>
          <table:table-cell table:formula="of:=[.C18]" office:value-type="float" office:value="2722" calcext:value-type="float">
            <text:p>2722</text:p>
          </table:table-cell>
          <table:table-cell table:number-columns-repeated="6"/>
          <table:table-cell office:value-type="float" office:value="438.82" calcext:value-type="float">
            <text:p>438.82</text:p>
          </table:table-cell>
          <table:table-cell table:formula="of:=ABS([.D18])" office:value-type="float" office:value="2475" calcext:value-type="float">
            <text:p>2475</text:p>
          </table:table-cell>
          <table:table-cell table:number-columns-repeated="6"/>
          <table:table-cell office:value-type="float" office:value="438.82" calcext:value-type="float">
            <text:p>438.82</text:p>
          </table:table-cell>
          <table:table-cell table:formula="of:=([.C18]+ABS([.D18]))/2" office:value-type="float" office:value="2598.5" calcext:value-type="float">
            <text:p>2598.5</text:p>
          </table:table-cell>
          <table:table-cell table:number-columns-repeated="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15.11" calcext:value-type="float">
            <text:p>515.11</text:p>
          </table:table-cell>
          <table:table-cell office:value-type="float" office:value="3257" calcext:value-type="float">
            <text:p>3257</text:p>
          </table:table-cell>
          <table:table-cell office:value-type="float" office:value="-2942" calcext:value-type="float">
            <text:p>-2942</text:p>
          </table:table-cell>
          <table:table-cell office:value-type="float" office:value="420" calcext:value-type="float">
            <text:p>420</text:p>
          </table:table-cell>
          <table:table-cell office:value-type="float" office:value="379" calcext:value-type="float">
            <text:p>379</text:p>
          </table:table-cell>
          <table:table-cell table:number-columns-repeated="4"/>
          <table:table-cell table:formula="of:=[.B19]" office:value-type="float" office:value="515.11" calcext:value-type="float">
            <text:p>515.11</text:p>
          </table:table-cell>
          <table:table-cell table:formula="of:=[.C19]" office:value-type="float" office:value="3257" calcext:value-type="float">
            <text:p>3257</text:p>
          </table:table-cell>
          <table:table-cell table:number-columns-repeated="6"/>
          <table:table-cell office:value-type="float" office:value="515.11" calcext:value-type="float">
            <text:p>515.11</text:p>
          </table:table-cell>
          <table:table-cell table:formula="of:=ABS([.D19])" office:value-type="float" office:value="2942" calcext:value-type="float">
            <text:p>2942</text:p>
          </table:table-cell>
          <table:table-cell table:number-columns-repeated="6"/>
          <table:table-cell office:value-type="float" office:value="515.11" calcext:value-type="float">
            <text:p>515.11</text:p>
          </table:table-cell>
          <table:table-cell table:formula="of:=([.C19]+ABS([.D19]))/2" office:value-type="float" office:value="3099.5" calcext:value-type="float">
            <text:p>3099.5</text:p>
          </table:table-cell>
          <table:table-cell table:number-columns-repeated="4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92.28" calcext:value-type="float">
            <text:p>592.28</text:p>
          </table:table-cell>
          <table:table-cell office:value-type="float" office:value="3791" calcext:value-type="float">
            <text:p>3791</text:p>
          </table:table-cell>
          <table:table-cell office:value-type="float" office:value="-3421" calcext:value-type="float">
            <text:p>-3421</text:p>
          </table:table-cell>
          <table:table-cell office:value-type="float" office:value="489" calcext:value-type="float">
            <text:p>489</text:p>
          </table:table-cell>
          <table:table-cell office:value-type="float" office:value="441" calcext:value-type="float">
            <text:p>441</text:p>
          </table:table-cell>
          <table:table-cell table:number-columns-repeated="4"/>
          <table:table-cell table:formula="of:=[.B20]" office:value-type="float" office:value="592.28" calcext:value-type="float">
            <text:p>592.28</text:p>
          </table:table-cell>
          <table:table-cell table:formula="of:=[.C20]" office:value-type="float" office:value="3791" calcext:value-type="float">
            <text:p>3791</text:p>
          </table:table-cell>
          <table:table-cell table:number-columns-repeated="6"/>
          <table:table-cell office:value-type="float" office:value="592.28" calcext:value-type="float">
            <text:p>592.28</text:p>
          </table:table-cell>
          <table:table-cell table:formula="of:=ABS([.D20])" office:value-type="float" office:value="3421" calcext:value-type="float">
            <text:p>3421</text:p>
          </table:table-cell>
          <table:table-cell table:number-columns-repeated="6"/>
          <table:table-cell office:value-type="float" office:value="592.28" calcext:value-type="float">
            <text:p>592.28</text:p>
          </table:table-cell>
          <table:table-cell table:formula="of:=([.C20]+ABS([.D20]))/2" office:value-type="float" office:value="3606" calcext:value-type="float">
            <text:p>3606</text:p>
          </table:table-cell>
          <table:table-cell table:number-columns-repeated="4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80.29" calcext:value-type="float">
            <text:p>680.29</text:p>
          </table:table-cell>
          <table:table-cell office:value-type="float" office:value="4328" calcext:value-type="float">
            <text:p>4328</text:p>
          </table:table-cell>
          <table:table-cell office:value-type="float" office:value="-3901" calcext:value-type="float">
            <text:p>-3901</text:p>
          </table:table-cell>
          <table:table-cell office:value-type="float" office:value="558" calcext:value-type="float">
            <text:p>558</text:p>
          </table:table-cell>
          <table:table-cell office:value-type="float" office:value="503" calcext:value-type="float">
            <text:p>503</text:p>
          </table:table-cell>
          <table:table-cell table:number-columns-repeated="4"/>
          <table:table-cell table:formula="of:=[.B21]" office:value-type="float" office:value="680.29" calcext:value-type="float">
            <text:p>680.29</text:p>
          </table:table-cell>
          <table:table-cell table:formula="of:=[.C21]" office:value-type="float" office:value="4328" calcext:value-type="float">
            <text:p>4328</text:p>
          </table:table-cell>
          <table:table-cell table:number-columns-repeated="6"/>
          <table:table-cell office:value-type="float" office:value="680.29" calcext:value-type="float">
            <text:p>680.29</text:p>
          </table:table-cell>
          <table:table-cell table:formula="of:=ABS([.D21])" office:value-type="float" office:value="3901" calcext:value-type="float">
            <text:p>3901</text:p>
          </table:table-cell>
          <table:table-cell table:number-columns-repeated="6"/>
          <table:table-cell office:value-type="float" office:value="680.29" calcext:value-type="float">
            <text:p>680.29</text:p>
          </table:table-cell>
          <table:table-cell table:formula="of:=([.C21]+ABS([.D21]))/2" office:value-type="float" office:value="4114.5" calcext:value-type="float">
            <text:p>4114.5</text:p>
          </table:table-cell>
          <table:table-cell table:number-columns-repeated="4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office:value-type="string" calcext:value-type="string">
            <text:p><text:span text:style-name="T1">NB! </text:span><text:span text:style-name="T2">Vb oleks pidanud lisama ka pööramisele PID control (või vähemalt vaatama, et left enc ~= right enc)</text:span>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/00/0000</text:date>, <text:time style:data-style-name="N2" text:time-value="09:33:53.5472785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7T18:17:07.896671450</meta:creation-date>
    <dc:date>2021-03-18T10:04:48.667012045</dc:date>
    <meta:editing-duration>PT3H3M2S</meta:editing-duration>
    <meta:editing-cycles>41</meta:editing-cycles>
    <meta:generator>LibreOffice/7.1.0.3$Linux_X86_64 LibreOffice_project/10$Build-3</meta:generator>
    <meta:document-statistic meta:table-count="1" meta:cell-count="37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a933"/>
    </style:style>
    <style:style style:name="ch11" style:family="chart">
      <style:chart-properties chart:solid-type="cuboid" chart:symbol-type="named-symbol" chart:symbol-name="square" chart:symbol-width="0.1cm" chart:symbol-height="0.1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57cm" svg:y="3.952cm" style:legend-expansion="high" chart:style-name="ch2"/>
        <chart:plot-area chart:style-name="ch3" table:cell-range-address="Sheet1.K2:Sheet1.L21" svg:x="1.331cm" svg:y="0.18cm" svg:width="10.306cm" svg:height="7.659cm">
          <chart:coordinate-region svg:x="2.323cm" svg:y="0.379cm" svg:width="9.034cm" svg:height="6.813cm"/>
          <chart:axis chart:dimension="x" chart:name="primary-x" chart:style-name="ch4">
            <chart:title svg:x="6.122cm" svg:y="8.019cm" chart:style-name="ch5">
              <text:p>Deg</text:p>
            </chart:title>
          </chart:axis>
          <chart:axis chart:dimension="y" chart:name="primary-y" chart:style-name="ch6">
            <chart:title svg:x="0.451cm" svg:y="4.913cm" chart:style-name="ch7">
              <text:p>Left encode</text:p>
            </chart:title>
            <chart:grid chart:style-name="ch8" chart:class="major"/>
          </chart:axis>
          <chart:series chart:style-name="ch9" chart:values-cell-range-address="Sheet1.L2:Sheet1.L21" chart:class="chart:scatter">
            <chart:domain table:cell-range-address="Sheet1.K2:Sheet1.K21"/>
            <chart:regression-curve chart:style-name="ch10">
              <chart:equation chart:display-equation="true" chart:display-r-square="false"/>
            </chart:regression-curve>
            <chart:data-point chart:repeated="2"/>
            <chart:data-point chart:style-name="ch11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51">
                <text:p>42.51</text:p>
                <draw:g>
                  <svg:desc>Sheet1.K2:Sheet1.K21</svg:desc>
                </draw:g>
              </table:table-cell>
              <table:table-cell office:value-type="float" office:value="238">
                <text:p>238</text:p>
                <draw:g>
                  <svg:desc>Sheet1.L2:Sheet1.L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44">
                <text:p>58.4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.04">
                <text:p>73.04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.08">
                <text:p>100.08</text:p>
              </table:table-cell>
              <table:table-cell office:value-type="float" office:value="596">
                <text:p>5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.33">
                <text:p>125.33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.42">
                <text:p>140.42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.89">
                <text:p>154.89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7.14">
                <text:p>177.14</text:p>
              </table:table-cell>
              <table:table-cell office:value-type="float" office:value="1129">
                <text:p>11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">
                <text:p>201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.51">
                <text:p>214.51</text:p>
              </table:table-cell>
              <table:table-cell office:value-type="float" office:value="1394">
                <text:p>1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7.97">
                <text:p>227.97</text:p>
              </table:table-cell>
              <table:table-cell office:value-type="float" office:value="1486">
                <text:p>14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3.61">
                <text:p>253.61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2">
                <text:p>282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5">
                <text:p>315</text:p>
              </table:table-cell>
              <table:table-cell office:value-type="float" office:value="2018">
                <text:p>20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7.23">
                <text:p>347.23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8.82">
                <text:p>438.82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5.11">
                <text:p>515.11</text:p>
              </table:table-cell>
              <table:table-cell office:value-type="float" office:value="3257">
                <text:p>32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2.28">
                <text:p>592.28</text:p>
              </table:table-cell>
              <table:table-cell office:value-type="float" office:value="3791">
                <text:p>37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0.29">
                <text:p>680.29</text:p>
              </table:table-cell>
              <table:table-cell office:value-type="float" office:value="4328">
                <text:p>4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a93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Sheet1.S2:Sheet1.T21" svg:x="1.331cm" svg:y="0.18cm" svg:width="10.28cm" svg:height="7.659cm">
          <chart:coordinate-region svg:x="2.323cm" svg:y="0.379cm" svg:width="9.008cm" svg:height="6.813cm"/>
          <chart:axis chart:dimension="x" chart:name="primary-x" chart:style-name="ch4">
            <chart:title svg:x="6.109cm" svg:y="8.019cm" chart:style-name="ch5">
              <text:p>Deg</text:p>
            </chart:title>
          </chart:axis>
          <chart:axis chart:dimension="y" chart:name="primary-y" chart:style-name="ch6">
            <chart:title svg:x="0.451cm" svg:y="5.085cm" chart:style-name="ch7">
              <text:p>Rigth encoder</text:p>
            </chart:title>
            <chart:grid chart:style-name="ch8" chart:class="major"/>
          </chart:axis>
          <chart:series chart:style-name="ch9" chart:values-cell-range-address="Sheet1.T2:Sheet1.T21" chart:class="chart:scatter">
            <chart:domain table:cell-range-address="Sheet1.S2:Sheet1.S21"/>
            <chart:regression-curve chart:style-name="ch10">
              <chart:equation chart:display-equation="true" chart:display-r-square="false"/>
            </chart:regression-curve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51">
                <text:p>42.51</text:p>
                <draw:g>
                  <svg:desc>Sheet1.S2:Sheet1.S21</svg:desc>
                </draw:g>
              </table:table-cell>
              <table:table-cell office:value-type="float" office:value="218">
                <text:p>218</text:p>
                <draw:g>
                  <svg:desc>Sheet1.T2:Sheet1.T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44">
                <text:p>58.4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.04">
                <text:p>73.04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.08">
                <text:p>100.08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.33">
                <text:p>125.33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.42">
                <text:p>140.42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.89">
                <text:p>154.89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7.14">
                <text:p>177.14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">
                <text:p>201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.51">
                <text:p>214.51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7.97">
                <text:p>227.97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3.61">
                <text:p>253.61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2">
                <text:p>282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5">
                <text:p>315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7.23">
                <text:p>347.23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8.82">
                <text:p>438.82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5.11">
                <text:p>515.11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2.28">
                <text:p>592.28</text:p>
              </table:table-cell>
              <table:table-cell office:value-type="float" office:value="3421">
                <text:p>3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0.29">
                <text:p>680.29</text:p>
              </table:table-cell>
              <table:table-cell office:value-type="float" office:value="3901">
                <text:p>39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a933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66cm" svg:y="3.952cm" style:legend-expansion="high" chart:style-name="ch2"/>
        <chart:plot-area chart:style-name="ch3" table:cell-range-address="Sheet1.AA2:Sheet1.AB21" svg:x="1.331cm" svg:y="0.18cm" svg:width="10.015cm" svg:height="7.659cm">
          <chart:coordinate-region svg:x="2.323cm" svg:y="0.379cm" svg:width="8.743cm" svg:height="6.813cm"/>
          <chart:axis chart:dimension="x" chart:name="primary-x" chart:style-name="ch4">
            <chart:title svg:x="5.976cm" svg:y="8.019cm" chart:style-name="ch5">
              <text:p>Deg</text:p>
            </chart:title>
          </chart:axis>
          <chart:axis chart:dimension="y" chart:name="primary-y" chart:style-name="ch6">
            <chart:title svg:x="0.451cm" svg:y="4.675cm" chart:style-name="ch7">
              <text:p>Encoder</text:p>
            </chart:title>
            <chart:grid chart:style-name="ch8" chart:class="major"/>
          </chart:axis>
          <chart:series chart:style-name="ch9" chart:values-cell-range-address="Sheet1.AB2:Sheet1.AB21" chart:class="chart:scatter">
            <chart:domain table:cell-range-address="Sheet1.AA2:Sheet1.AA21"/>
            <chart:regression-curve chart:style-name="ch10">
              <chart:equation chart:display-equation="true" chart:display-r-square="false"/>
            </chart:regression-curve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.51">
                <text:p>42.51</text:p>
                <draw:g>
                  <svg:desc>Sheet1.AA2:Sheet1.AA21</svg:desc>
                </draw:g>
              </table:table-cell>
              <table:table-cell office:value-type="float" office:value="228">
                <text:p>228</text:p>
                <draw:g>
                  <svg:desc>Sheet1.AB2:Sheet1.A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44">
                <text:p>58.44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.04">
                <text:p>73.04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.08">
                <text:p>100.08</text:p>
              </table:table-cell>
              <table:table-cell office:value-type="float" office:value="571.5">
                <text:p>57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.33">
                <text:p>125.33</text:p>
              </table:table-cell>
              <table:table-cell office:value-type="float" office:value="739.5">
                <text:p>739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.42">
                <text:p>140.42</text:p>
              </table:table-cell>
              <table:table-cell office:value-type="float" office:value="832.5">
                <text:p>83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4.89">
                <text:p>154.89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7.14">
                <text:p>177.14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1">
                <text:p>201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.51">
                <text:p>214.51</text:p>
              </table:table-cell>
              <table:table-cell office:value-type="float" office:value="1326.5">
                <text:p>1326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7.97">
                <text:p>227.97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3.61">
                <text:p>253.61</text:p>
              </table:table-cell>
              <table:table-cell office:value-type="float" office:value="1583">
                <text:p>15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2">
                <text:p>282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">
                <text:p>300</text:p>
              </table:table-cell>
              <table:table-cell office:value-type="float" office:value="1838.5">
                <text:p>1838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5">
                <text:p>315</text:p>
              </table:table-cell>
              <table:table-cell office:value-type="float" office:value="1924">
                <text:p>19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7.23">
                <text:p>347.23</text:p>
              </table:table-cell>
              <table:table-cell office:value-type="float" office:value="2097.5">
                <text:p>2097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8.82">
                <text:p>438.82</text:p>
              </table:table-cell>
              <table:table-cell office:value-type="float" office:value="2598.5">
                <text:p>2598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5.11">
                <text:p>515.11</text:p>
              </table:table-cell>
              <table:table-cell office:value-type="float" office:value="3099.5">
                <text:p>3099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2.28">
                <text:p>592.28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0.29">
                <text:p>680.29</text:p>
              </table:table-cell>
              <table:table-cell office:value-type="float" office:value="4114.5">
                <text:p>411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0.3$Linux_X86_64 LibreOffice_project/10$Build-3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